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ext-properties style:font-name="TakaoPGothic" style:font-name-asian="TakaoPGothic1" style:font-name-complex="Lohit Hindi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solid" svg:stroke-width="1mm" svg:stroke-color="#000000" draw:marker-start="線の終点_20_1" draw:marker-start-width="3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solid" svg:stroke-width="1mm" svg:stroke-color="#000000" draw:marker-start="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11.15mm" svg:y1="13.27mm" svg:x2="11.15mm" svg:y2="35.6mm">
            <text:p/>
          </draw:line>
          <draw:line draw:z-index="1" draw:style-name="gr2" draw:text-style-name="P1" svg:x1="135.61mm" svg:y1="13.62mm" svg:x2="135.61mm" svg:y2="35.08mm">
            <text:p/>
          </draw:line>
          <draw:line draw:z-index="2" draw:style-name="gr3" draw:text-style-name="P1" svg:x1="10.46mm" svg:y1="35.1mm" svg:x2="135.74mm" svg:y2="35.09mm">
            <text:p/>
          </draw:line>
          <draw:line draw:z-index="3" draw:style-name="gr1" draw:text-style-name="P1" svg:x1="33.87mm" svg:y1="13.03mm" svg:x2="33.87mm" svg:y2="30.3mm">
            <text:p/>
          </draw:line>
          <draw:line draw:z-index="4" draw:style-name="gr3" draw:text-style-name="P1" svg:x1="33.32mm" svg:y1="29.97mm" svg:x2="134.91mm" svg:y2="29.96mm">
            <text:p/>
          </draw:line>
          <draw:line draw:z-index="5" draw:style-name="gr1" draw:text-style-name="P1" svg:x1="54.79mm" svg:y1="12.5mm" svg:x2="54.79mm" svg:y2="24.71mm">
            <text:p/>
          </draw:line>
          <draw:line draw:z-index="6" draw:style-name="gr3" draw:text-style-name="P1" svg:x1="54.25mm" svg:y1="23.8mm" svg:x2="135.74mm" svg:y2="23.81mm">
            <text:p/>
          </draw:lin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a = 0x01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0x03</text:p>
          </table:table-cell>
          <table:table-cell/>
          <table:table-cell table:style-name="ce1" office:value-type="string" calcext:value-type="string">
            <text:p>&amp;pa = 0xF0</text:p>
          </table:table-cell>
          <table:table-cell table:style-name="ce1" office:value-type="string" calcext:value-type="string">
            <text:p>0xF1</text:p>
          </table:table-cell>
          <table:table-cell table:style-name="ce1" office:value-type="string" calcext:value-type="string">
            <text:p>0xF2</text:p>
          </table:table-cell>
          <table:table-cell table:style-name="ce1" office:value-type="string" calcext:value-type="string">
            <text:p>0xF3</text:p>
          </table:table-cell>
        </table:table-row>
        <table:table-row table:style-name="ro1">
          <table:table-cell table:style-name="ce1" office:value-type="string" calcext:value-type="string">
            <text:p>a[0] = 100</text:p>
          </table:table-cell>
          <table:table-cell table:style-name="ce1" office:value-type="string" calcext:value-type="string">
            <text:p>A[1] = 101</text:p>
          </table:table-cell>
          <table:table-cell table:style-name="ce1" office:value-type="string" calcext:value-type="string">
            <text:p>A[2] = 102</text:p>
          </table:table-cell>
          <table:table-cell/>
          <table:table-cell table:style-name="ce1" office:value-type="string" calcext:value-type="string" table:number-columns-spanned="4" table:number-rows-spanned="1">
            <text:p>pa = 0x01</text:p>
          </table:table-cell>
          <table:covered-table-cell table:style-name="ce3"/>
          <table:covered-table-cell table:number-columns-repeated="2" table:style-name="ce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<text:s text:c="12"/>pa[2]</text:p>
          </table:table-cell>
          <table:table-cell table:style-name="ce2"/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 text:c="12"/>pa[1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12"/>pa[0]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00/00/00</text:date>, <text:time style:data-style-name="N2" text:time-value="15:18:52.18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21T15:22:50.369000000</dc:date>
    <meta:editing-duration>PT3M58S</meta:editing-duration>
    <meta:editing-cycles>7</meta:editing-cycles>
    <meta:generator>LibreOffice/5.1.2.2$Windows_x86 LibreOffice_project/d3bf12ecb743fc0d20e0be0c58ca359301eb705f</meta:generator>
    <meta:document-statistic meta:table-count="3" meta:cell-count="14" meta:object-count="7"/>
  </office:meta>
</office:document-meta>
</file>